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10">
            <text:p>10</text:p>
          </table:table-cell>
          <table:table-cell office:value-type="string">
            <text:p><text:s/>= Pay Rate $/s/hr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40">
            <text:p>40</text:p>
          </table:table-cell>
          <table:table-cell office:value-type="string">
            <text:p><text:s/>= Overtime (hrs)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>
            <text:p>Number of</text:p>
          </table:table-cell>
          <table:table-cell table:style-name="ce1" office:value-type="string">
            <text:p>Paychec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ours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IF([.C10]&lt;[.$D$4];[.$D$3]*[.C10];[.$D$4]*[.$D$3]+([.C10]-[.$D$4])*[.$D$3]*1.5)" office:value-type="currency" office:currency="USD" office:value="0">
            <text:p>$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IF([.C11]&lt;[.$D$4];[.$D$3]*[.C11];[.$D$4]*[.$D$3]+([.C11]-[.$D$4])*[.$D$3]*1.5)" office:value-type="currency" office:currency="USD" office:value="10">
            <text:p>$1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IF([.C12]&lt;[.$D$4];[.$D$3]*[.C12];[.$D$4]*[.$D$3]+([.C12]-[.$D$4])*[.$D$3]*1.5)" office:value-type="currency" office:currency="USD" office:value="20">
            <text:p>$2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IF([.C13]&lt;[.$D$4];[.$D$3]*[.C13];[.$D$4]*[.$D$3]+([.C13]-[.$D$4])*[.$D$3]*1.5)" office:value-type="currency" office:currency="USD" office:value="30">
            <text:p>$3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IF([.C14]&lt;[.$D$4];[.$D$3]*[.C14];[.$D$4]*[.$D$3]+([.C14]-[.$D$4])*[.$D$3]*1.5)" office:value-type="currency" office:currency="USD" office:value="40">
            <text:p>$4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IF([.C15]&lt;[.$D$4];[.$D$3]*[.C15];[.$D$4]*[.$D$3]+([.C15]-[.$D$4])*[.$D$3]*1.5)" office:value-type="currency" office:currency="USD" office:value="50">
            <text:p>$5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IF([.C16]&lt;[.$D$4];[.$D$3]*[.C16];[.$D$4]*[.$D$3]+([.C16]-[.$D$4])*[.$D$3]*1.5)" office:value-type="currency" office:currency="USD" office:value="60">
            <text:p>$6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IF([.C17]&lt;[.$D$4];[.$D$3]*[.C17];[.$D$4]*[.$D$3]+([.C17]-[.$D$4])*[.$D$3]*1.5)" office:value-type="currency" office:currency="USD" office:value="70">
            <text:p>$7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IF([.C18]&lt;[.$D$4];[.$D$3]*[.C18];[.$D$4]*[.$D$3]+([.C18]-[.$D$4])*[.$D$3]*1.5)" office:value-type="currency" office:currency="USD" office:value="80">
            <text:p>$8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IF([.C19]&lt;[.$D$4];[.$D$3]*[.C19];[.$D$4]*[.$D$3]+([.C19]-[.$D$4])*[.$D$3]*1.5)" office:value-type="currency" office:currency="USD" office:value="90">
            <text:p>$9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IF([.C20]&lt;[.$D$4];[.$D$3]*[.C20];[.$D$4]*[.$D$3]+([.C20]-[.$D$4])*[.$D$3]*1.5)" office:value-type="currency" office:currency="USD" office:value="100">
            <text:p>$10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IF([.C21]&lt;[.$D$4];[.$D$3]*[.C21];[.$D$4]*[.$D$3]+([.C21]-[.$D$4])*[.$D$3]*1.5)" office:value-type="currency" office:currency="USD" office:value="110">
            <text:p>$11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IF([.C22]&lt;[.$D$4];[.$D$3]*[.C22];[.$D$4]*[.$D$3]+([.C22]-[.$D$4])*[.$D$3]*1.5)" office:value-type="currency" office:currency="USD" office:value="120">
            <text:p>$12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IF([.C23]&lt;[.$D$4];[.$D$3]*[.C23];[.$D$4]*[.$D$3]+([.C23]-[.$D$4])*[.$D$3]*1.5)" office:value-type="currency" office:currency="USD" office:value="130">
            <text:p>$13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IF([.C24]&lt;[.$D$4];[.$D$3]*[.C24];[.$D$4]*[.$D$3]+([.C24]-[.$D$4])*[.$D$3]*1.5)" office:value-type="currency" office:currency="USD" office:value="140">
            <text:p>$14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IF([.C25]&lt;[.$D$4];[.$D$3]*[.C25];[.$D$4]*[.$D$3]+([.C25]-[.$D$4])*[.$D$3]*1.5)" office:value-type="currency" office:currency="USD" office:value="150">
            <text:p>$15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IF([.C26]&lt;[.$D$4];[.$D$3]*[.C26];[.$D$4]*[.$D$3]+([.C26]-[.$D$4])*[.$D$3]*1.5)" office:value-type="currency" office:currency="USD" office:value="160">
            <text:p>$16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IF([.C27]&lt;[.$D$4];[.$D$3]*[.C27];[.$D$4]*[.$D$3]+([.C27]-[.$D$4])*[.$D$3]*1.5)" office:value-type="currency" office:currency="USD" office:value="170">
            <text:p>$17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IF([.C28]&lt;[.$D$4];[.$D$3]*[.C28];[.$D$4]*[.$D$3]+([.C28]-[.$D$4])*[.$D$3]*1.5)" office:value-type="currency" office:currency="USD" office:value="180">
            <text:p>$18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IF([.C29]&lt;[.$D$4];[.$D$3]*[.C29];[.$D$4]*[.$D$3]+([.C29]-[.$D$4])*[.$D$3]*1.5)" office:value-type="currency" office:currency="USD" office:value="190">
            <text:p>$19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IF([.C30]&lt;[.$D$4];[.$D$3]*[.C30];[.$D$4]*[.$D$3]+([.C30]-[.$D$4])*[.$D$3]*1.5)" office:value-type="currency" office:currency="USD" office:value="200">
            <text:p>$20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IF([.C31]&lt;[.$D$4];[.$D$3]*[.C31];[.$D$4]*[.$D$3]+([.C31]-[.$D$4])*[.$D$3]*1.5)" office:value-type="currency" office:currency="USD" office:value="210">
            <text:p>$21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IF([.C32]&lt;[.$D$4];[.$D$3]*[.C32];[.$D$4]*[.$D$3]+([.C32]-[.$D$4])*[.$D$3]*1.5)" office:value-type="currency" office:currency="USD" office:value="220">
            <text:p>$22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IF([.C33]&lt;[.$D$4];[.$D$3]*[.C33];[.$D$4]*[.$D$3]+([.C33]-[.$D$4])*[.$D$3]*1.5)" office:value-type="currency" office:currency="USD" office:value="230">
            <text:p>$23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IF([.C34]&lt;[.$D$4];[.$D$3]*[.C34];[.$D$4]*[.$D$3]+([.C34]-[.$D$4])*[.$D$3]*1.5)" office:value-type="currency" office:currency="USD" office:value="240">
            <text:p>$24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IF([.C35]&lt;[.$D$4];[.$D$3]*[.C35];[.$D$4]*[.$D$3]+([.C35]-[.$D$4])*[.$D$3]*1.5)" office:value-type="currency" office:currency="USD" office:value="250">
            <text:p>$25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IF([.C36]&lt;[.$D$4];[.$D$3]*[.C36];[.$D$4]*[.$D$3]+([.C36]-[.$D$4])*[.$D$3]*1.5)" office:value-type="currency" office:currency="USD" office:value="260">
            <text:p>$26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IF([.C37]&lt;[.$D$4];[.$D$3]*[.C37];[.$D$4]*[.$D$3]+([.C37]-[.$D$4])*[.$D$3]*1.5)" office:value-type="currency" office:currency="USD" office:value="270">
            <text:p>$27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IF([.C38]&lt;[.$D$4];[.$D$3]*[.C38];[.$D$4]*[.$D$3]+([.C38]-[.$D$4])*[.$D$3]*1.5)" office:value-type="currency" office:currency="USD" office:value="280">
            <text:p>$28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IF([.C39]&lt;[.$D$4];[.$D$3]*[.C39];[.$D$4]*[.$D$3]+([.C39]-[.$D$4])*[.$D$3]*1.5)" office:value-type="currency" office:currency="USD" office:value="290">
            <text:p>$29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IF([.C40]&lt;[.$D$4];[.$D$3]*[.C40];[.$D$4]*[.$D$3]+([.C40]-[.$D$4])*[.$D$3]*1.5)" office:value-type="currency" office:currency="USD" office:value="300">
            <text:p>$30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IF([.C41]&lt;[.$D$4];[.$D$3]*[.C41];[.$D$4]*[.$D$3]+([.C41]-[.$D$4])*[.$D$3]*1.5)" office:value-type="currency" office:currency="USD" office:value="310">
            <text:p>$31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IF([.C42]&lt;[.$D$4];[.$D$3]*[.C42];[.$D$4]*[.$D$3]+([.C42]-[.$D$4])*[.$D$3]*1.5)" office:value-type="currency" office:currency="USD" office:value="320">
            <text:p>$32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IF([.C43]&lt;[.$D$4];[.$D$3]*[.C43];[.$D$4]*[.$D$3]+([.C43]-[.$D$4])*[.$D$3]*1.5)" office:value-type="currency" office:currency="USD" office:value="330">
            <text:p>$33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IF([.C44]&lt;[.$D$4];[.$D$3]*[.C44];[.$D$4]*[.$D$3]+([.C44]-[.$D$4])*[.$D$3]*1.5)" office:value-type="currency" office:currency="USD" office:value="340">
            <text:p>$34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IF([.C45]&lt;[.$D$4];[.$D$3]*[.C45];[.$D$4]*[.$D$3]+([.C45]-[.$D$4])*[.$D$3]*1.5)" office:value-type="currency" office:currency="USD" office:value="350">
            <text:p>$35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IF([.C46]&lt;[.$D$4];[.$D$3]*[.C46];[.$D$4]*[.$D$3]+([.C46]-[.$D$4])*[.$D$3]*1.5)" office:value-type="currency" office:currency="USD" office:value="360">
            <text:p>$36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IF([.C47]&lt;[.$D$4];[.$D$3]*[.C47];[.$D$4]*[.$D$3]+([.C47]-[.$D$4])*[.$D$3]*1.5)" office:value-type="currency" office:currency="USD" office:value="370">
            <text:p>$37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IF([.C48]&lt;[.$D$4];[.$D$3]*[.C48];[.$D$4]*[.$D$3]+([.C48]-[.$D$4])*[.$D$3]*1.5)" office:value-type="currency" office:currency="USD" office:value="380">
            <text:p>$38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IF([.C49]&lt;[.$D$4];[.$D$3]*[.C49];[.$D$4]*[.$D$3]+([.C49]-[.$D$4])*[.$D$3]*1.5)" office:value-type="currency" office:currency="USD" office:value="390">
            <text:p>$39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IF([.C50]&lt;[.$D$4];[.$D$3]*[.C50];[.$D$4]*[.$D$3]+([.C50]-[.$D$4])*[.$D$3]*1.5)" office:value-type="currency" office:currency="USD" office:value="400">
            <text:p>$40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IF([.C51]&lt;[.$D$4];[.$D$3]*[.C51];[.$D$4]*[.$D$3]+([.C51]-[.$D$4])*[.$D$3]*1.5)" office:value-type="currency" office:currency="USD" office:value="415">
            <text:p>$41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IF([.C52]&lt;[.$D$4];[.$D$3]*[.C52];[.$D$4]*[.$D$3]+([.C52]-[.$D$4])*[.$D$3]*1.5)" office:value-type="currency" office:currency="USD" office:value="430">
            <text:p>$43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IF([.C53]&lt;[.$D$4];[.$D$3]*[.C53];[.$D$4]*[.$D$3]+([.C53]-[.$D$4])*[.$D$3]*1.5)" office:value-type="currency" office:currency="USD" office:value="445">
            <text:p>$44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IF([.C54]&lt;[.$D$4];[.$D$3]*[.C54];[.$D$4]*[.$D$3]+([.C54]-[.$D$4])*[.$D$3]*1.5)" office:value-type="currency" office:currency="USD" office:value="460">
            <text:p>$46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IF([.C55]&lt;[.$D$4];[.$D$3]*[.C55];[.$D$4]*[.$D$3]+([.C55]-[.$D$4])*[.$D$3]*1.5)" office:value-type="currency" office:currency="USD" office:value="475">
            <text:p>$47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IF([.C56]&lt;[.$D$4];[.$D$3]*[.C56];[.$D$4]*[.$D$3]+([.C56]-[.$D$4])*[.$D$3]*1.5)" office:value-type="currency" office:currency="USD" office:value="490">
            <text:p>$49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IF([.C57]&lt;[.$D$4];[.$D$3]*[.C57];[.$D$4]*[.$D$3]+([.C57]-[.$D$4])*[.$D$3]*1.5)" office:value-type="currency" office:currency="USD" office:value="505">
            <text:p>$50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IF([.C58]&lt;[.$D$4];[.$D$3]*[.C58];[.$D$4]*[.$D$3]+([.C58]-[.$D$4])*[.$D$3]*1.5)" office:value-type="currency" office:currency="USD" office:value="520">
            <text:p>$52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IF([.C59]&lt;[.$D$4];[.$D$3]*[.C59];[.$D$4]*[.$D$3]+([.C59]-[.$D$4])*[.$D$3]*1.5)" office:value-type="currency" office:currency="USD" office:value="535">
            <text:p>$53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IF([.C60]&lt;[.$D$4];[.$D$3]*[.C60];[.$D$4]*[.$D$3]+([.C60]-[.$D$4])*[.$D$3]*1.5)" office:value-type="currency" office:currency="USD" office:value="550">
            <text:p>$55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formula="of:=IF([.C61]&lt;[.$D$4];[.$D$3]*[.C61];[.$D$4]*[.$D$3]+([.C61]-[.$D$4])*[.$D$3]*1.5)" office:value-type="currency" office:currency="USD" office:value="565">
            <text:p>$56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formula="of:=IF([.C62]&lt;[.$D$4];[.$D$3]*[.C62];[.$D$4]*[.$D$3]+([.C62]-[.$D$4])*[.$D$3]*1.5)" office:value-type="currency" office:currency="USD" office:value="580">
            <text:p>$58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formula="of:=IF([.C63]&lt;[.$D$4];[.$D$3]*[.C63];[.$D$4]*[.$D$3]+([.C63]-[.$D$4])*[.$D$3]*1.5)" office:value-type="currency" office:currency="USD" office:value="595">
            <text:p>$59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formula="of:=IF([.C64]&lt;[.$D$4];[.$D$3]*[.C64];[.$D$4]*[.$D$3]+([.C64]-[.$D$4])*[.$D$3]*1.5)" office:value-type="currency" office:currency="USD" office:value="610">
            <text:p>$61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IF([.C65]&lt;[.$D$4];[.$D$3]*[.C65];[.$D$4]*[.$D$3]+([.C65]-[.$D$4])*[.$D$3]*1.5)" office:value-type="currency" office:currency="USD" office:value="625">
            <text:p>$62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formula="of:=IF([.C66]&lt;[.$D$4];[.$D$3]*[.C66];[.$D$4]*[.$D$3]+([.C66]-[.$D$4])*[.$D$3]*1.5)" office:value-type="currency" office:currency="USD" office:value="640">
            <text:p>$64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formula="of:=IF([.C67]&lt;[.$D$4];[.$D$3]*[.C67];[.$D$4]*[.$D$3]+([.C67]-[.$D$4])*[.$D$3]*1.5)" office:value-type="currency" office:currency="USD" office:value="655">
            <text:p>$65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formula="of:=IF([.C68]&lt;[.$D$4];[.$D$3]*[.C68];[.$D$4]*[.$D$3]+([.C68]-[.$D$4])*[.$D$3]*1.5)" office:value-type="currency" office:currency="USD" office:value="670">
            <text:p>$67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formula="of:=IF([.C69]&lt;[.$D$4];[.$D$3]*[.C69];[.$D$4]*[.$D$3]+([.C69]-[.$D$4])*[.$D$3]*1.5)" office:value-type="currency" office:currency="USD" office:value="685">
            <text:p>$68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IF([.C70]&lt;[.$D$4];[.$D$3]*[.C70];[.$D$4]*[.$D$3]+([.C70]-[.$D$4])*[.$D$3]*1.5)" office:value-type="currency" office:currency="USD" office:value="700">
            <text:p>$700.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6/23/2016</text:date>, <text:time>13:5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6-06-23T13:26:56.17</meta:creation-date>
    <dc:date>2016-06-23T13:56:57.26</dc:date>
    <dc:creator>RCC RCCD</dc:creator>
    <meta:editing-duration>PT14M51S</meta:editing-duration>
    <meta:editing-cycles>1</meta:editing-cycles>
    <meta:generator>OpenOffice/4.1.1$Win32 OpenOffice.org_project/411m6$Build-9775</meta:generator>
    <meta:document-statistic meta:table-count="3" meta:cell-count="129" meta:object-count="0"/>
  </office:meta>
</office:document-meta>
</file>